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45D000003491F278633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16.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cm" svg:height="1.5cm" svg:x="3.2cm" svg:y="18.1cm">
          <text:p text:style-name="P1"><text:span text:style-name="T1">View Bookings screen which can be found on the Tool Bar 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2.229cm" svg:height="16.494cm" svg:x="2.271cm" svg:y="1.006cm">
          <draw:image xlink:href="Pictures/100002010000045D000003491F27863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5T20:50:45.458000000</meta:creation-date>
    <dc:date>2015-03-05T21:28:51.513000000</dc:date>
    <meta:editing-duration>PT37M16S</meta:editing-duration>
    <meta:editing-cycles>19</meta:editing-cycles>
    <meta:generator>LibreOffice/4.3.2.2$Windows_x86 LibreOffice_project/edfb5295ba211bd31ad47d0bad0118690f76407d</meta:generator>
    <meta:document-statistic meta:object-count="2"/>
  </office:meta>
</office:document-meta>
</file>